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top="0in" fo:margin-bottom="0in"/>
    </style:style>
    <style:style style:name="P13" style:family="paragraph" style:parent-style-name="Text_20_body" style:list-style-name="L8">
      <style:paragraph-properties fo:margin-top="0in" fo:margin-bottom="0in"/>
    </style:style>
    <style:style style:name="P14" style:family="paragraph" style:parent-style-name="Text_20_body" style:list-style-name="L9">
      <style:paragraph-properties fo:margin-top="0in" fo:margin-bottom="0in"/>
    </style:style>
    <style:style style:name="P15" style:family="paragraph" style:parent-style-name="Text_20_body" style:list-style-name="L10">
      <style:paragraph-properties fo:margin-top="0in" fo:margin-bottom="0in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1">
      <style:paragraph-properties fo:margin-top="0in" fo:margin-bottom="0in"/>
    </style:style>
    <style:style style:name="P19" style:family="paragraph" style:parent-style-name="Text_20_body" style:list-style-name="L12">
      <style:paragraph-properties fo:margin-top="0in" fo:margin-bottom="0in"/>
    </style:style>
    <style:style style:name="P20" style:family="paragraph" style:parent-style-name="Text_20_body" style:list-style-name="L13">
      <style:paragraph-properties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14">
      <style:paragraph-properties fo:margin-top="0in" fo:margin-bottom="0in"/>
    </style:style>
    <style:style style:name="P24" style:family="paragraph" style:parent-style-name="Text_20_body" style:list-style-name="L15">
      <style:paragraph-properties fo:margin-top="0in" fo:margin-bottom="0in"/>
    </style:style>
    <style:style style:name="P25" style:family="paragraph" style:parent-style-name="Text_20_body" style:list-style-name="L16">
      <style:paragraph-properties fo:margin-top="0in" fo:margin-bottom="0in"/>
    </style:style>
    <style:style style:name="P26" style:family="paragraph" style:parent-style-name="Quotations">
      <style:paragraph-properties fo:margin-left="0.5in" fo:margin-right="0in" fo:text-indent="0in" style:auto-text-indent="false"/>
    </style:style>
    <style:style style:name="P27" style:family="paragraph" style:parent-style-name="Quotations">
      <style:paragraph-properties fo:margin-left="0.5in" fo:margin-right="0in" fo:text-indent="0in" style:auto-text-indent="false"/>
    </style:style>
    <style:style style:name="P28" style:family="paragraph" style:parent-style-name="Text_20_body" style:list-style-name="L17">
      <style:paragraph-properties fo:margin-top="0in" fo:margin-bottom="0in"/>
    </style:style>
    <style:style style:name="P29" style:family="paragraph" style:parent-style-name="Quotations">
      <style:paragraph-properties fo:margin-left="0.5in" fo:margin-right="0in" fo:text-indent="0in" style:auto-text-indent="false"/>
    </style:style>
    <style:style style:name="P30" style:family="paragraph" style:parent-style-name="Text_20_body" style:list-style-name="L18">
      <style:paragraph-properties fo:margin-top="0in" fo:margin-bottom="0in"/>
    </style:style>
    <style:style style:name="P31" style:family="paragraph" style:parent-style-name="Quotations">
      <style:paragraph-properties fo:margin-left="0.5in" fo:margin-right="0in" fo:text-indent="0in" style:auto-text-indent="false"/>
    </style:style>
    <style:style style:name="P32" style:family="paragraph" style:parent-style-name="Text_20_body" style:list-style-name="L19">
      <style:paragraph-properties fo:margin-top="0in" fo:margin-bottom="0in"/>
    </style:style>
    <style:style style:name="P33" style:family="paragraph" style:parent-style-name="Text_20_body" style:list-style-name="L20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plantillas-de-reuniones"/>Plantillas de Reuniones<text:bookmark-end text:name="plantillas-de-reuniones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5/meeting-templates" office:name=""><text:span text:style-name="Definition">https://blueprint.ecohubs.community/es/articles/rcos-templates/layer-5/meeting-templates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5 — Operaciones y Coordinación</text:p>
        </text:list-item>
        <text:list-item>
          <text:p text:style-name="P2"><text:span text:style-name="T1">Estado:</text:span> Plantilla — adaptar para tu comunidad</text:p>
        </text:list-item>
        <text:list-item>
          <text:p text:style-name="P2"><text:span text:style-name="T1">Referencia RCOS:</text:span> <text:a xlink:type="simple" xlink:href="https://blueprint.ecohubs.community/es/articles/rcos-core/v0-1/layer-5-operations-coordination#72-meeting-system" office:name=""><text:span text:style-name="Definition">§7.2</text:span></text:a>, <text:a xlink:type="simple" xlink:href="https://blueprint.ecohubs.community/es/articles/rcos-core/v0-1/layer-5-operations-coordination#76-artifacts" office:name=""><text:span text:style-name="Definition">§7.6</text:span></text:a></text:p>
        </text:list-item>
      </text:list>
      <text:p text:style-name="P3">Las plantillas de reuniones declaran el propósito, el alcance de decisión, el quórum y la estructura de cada tipo de reunión. Una reunión sin una plantilla declarada, dado el tiempo suficiente, acumulará autoridad que no debería tener. Adapta estas plantillas y añade o elimina tipos de reunión según las necesidades de tu comunidad.</text:p>
      <text:p text:style-name="Horizontal_20_Line"/>
      <text:h text:style-name="Heading_20_2" text:outline-level="2"><text:bookmark-start text:name="tipo-de-reunión-operaciones"/>Tipo de Reunión: Operaciones<text:bookmark-end text:name="tipo-de-reunión-operaciones"/></text:h>
      <text:p text:style-name="First_20_paragraph"><text:span text:style-name="T2">Cláusulas RCOS: </text:span><text:a xlink:type="simple" xlink:href="https://blueprint.ecohubs.community/es/articles/rcos-core/v0-1/layer-5-operations-coordination#72-meeting-system" office:name=""><text:span text:style-name="Definition"><text:span text:style-name="T2">7.2.1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2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3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4</text:span></text:span></text:a><text:span text:style-name="T2">, </text:span><text:a xlink:type="simple" xlink:href="https://blueprint.ecohubs.community/es/articles/rcos-core/v0-1/layer-5-operations-coordination#76-artifacts" office:name=""><text:span text:style-name="Definition"><text:span text:style-name="T2">7.6.4</text:span></text:span></text:a></text:p>
      <text:p text:style-name="P4"><text:span text:style-name="T1">Justificación — ¿Por qué una reunión de Operaciones regular</text:span></text:p>
      <text:p text:style-name="P4">La coordinación del día a día necesita un ritmo regular, no improvisación ad-hoc. La reunión de Operaciones es el latido de la comunidad — un espacio predecible para revisar el trabajo activo, detectar bloqueos y tomar pequeñas decisiones operativas. Fundamentalmente, solo las decisiones Operativas ocurren aquí; las Estratégicas y Constitucionales pasan por el proceso de gobernanza, así que la reunión no puede acumular silenciosamente autoridad que no tiene.</text:p>
      <text:p text:style-name="P5"><text:span text:style-name="T1">Instrucciones — Cómo rellenar esto</text:span></text:p>
      <text:p text:style-name="P5">Define el propósito, el alcance de decisión, los participantes obligatorios y opcionales, la cadencia, la duración y las reglas de facilitación. Mantén el alcance de decisión solo en Operativo.</text:p>
      <text:list text:style-name="L3">
        <text:list-item>
          <text:p text:style-name="P6"><text:span text:style-name="T1">Propósito:</text:span> <text:span text:style-name="T2">&lt;revisar trabajo activo, coordinar tareas, detectar bloqueos, tomar decisiones operativas.&gt;</text:span></text:p>
        </text:list-item>
        <text:list-item>
          <text:p text:style-name="P6"><text:span text:style-name="T1">Alcance de decisión:</text:span> Solo decisiones Operativas — no puede tomar decisiones Estratégicas ni Constitucionales.</text:p>
        </text:list-item>
        <text:list-item>
          <text:p text:style-name="P6"><text:span text:style-name="T1">Participantes obligatorios:</text:span> <text:span text:style-name="T2">&lt;quién está invitado; quórum mínimo.&gt;</text:span></text:p>
        </text:list-item>
        <text:list-item>
          <text:p text:style-name="P6"><text:span text:style-name="T1">Participantes opcionales:</text:span> <text:span text:style-name="T2">&lt;quién puede asistir por invitación.&gt;</text:span></text:p>
        </text:list-item>
        <text:list-item>
          <text:p text:style-name="P6"><text:span text:style-name="T1">Cadencia:</text:span> <text:span text:style-name="T2">&lt;semanal / quincenal / mensual.&gt;</text:span></text:p>
        </text:list-item>
        <text:list-item>
          <text:p text:style-name="P6"><text:span text:style-name="T1">Límite de duración:</text:span> <text:span text:style-name="T2">&lt;p. ej. 90 minutos máximo.&gt;</text:span></text:p>
        </text:list-item>
        <text:list-item>
          <text:p text:style-name="P6"><text:span text:style-name="T1">Facilitación:</text:span> <text:span text:style-name="T2">&lt;rol de facilitador/a; regla de sustitución.&gt;</text:span></text:p>
        </text:list-item>
      </text:list>
      <text:h text:style-name="Heading_20_3" text:outline-level="3"><text:bookmark-start text:name="estructura-de-la-agenda"/>Estructura de la Agenda<text:bookmark-end text:name="estructura-de-la-agenda"/></text:h>
      <text:list text:style-name="L4">
        <text:list-item>
          <text:p text:style-name="P7"><text:span text:style-name="T1">Check-in</text:span> <text:span text:style-name="T2">&lt;duración&gt;</text:span></text:p>
        </text:list-item>
        <text:list-item>
          <text:p text:style-name="P7"><text:span text:style-name="T1">Revisión de acciones anteriores</text:span> <text:span text:style-name="T2">&lt;duración&gt;</text:span></text:p>
        </text:list-item>
        <text:list-item>
          <text:p text:style-name="P7"><text:span text:style-name="T1">Actualizaciones de roles y dominios</text:span> <text:span text:style-name="T2">&lt;duración&gt;</text:span></text:p>
        </text:list-item>
        <text:list-item>
          <text:p text:style-name="P7"><text:span text:style-name="T1">Puntos activos de agenda</text:span> <text:span text:style-name="T2">&lt;duración&gt;</text:span></text:p>
        </text:list-item>
        <text:list-item>
          <text:p text:style-name="P7"><text:span text:style-name="T1">Decisiones operativas</text:span> <text:span text:style-name="T2">&lt;duración&gt;</text:span></text:p>
        </text:list-item>
        <text:list-item>
          <text:p text:style-name="P7"><text:span text:style-name="T1">Próximas acciones y responsables</text:span> <text:span text:style-name="T2">&lt;duración&gt;</text:span></text:p>
        </text:list-item>
        <text:list-item>
          <text:p text:style-name="P7"><text:span text:style-name="T1">Check-out</text:span> <text:span text:style-name="T2">&lt;duración; opcional&gt;</text:span></text:p>
        </text:list-item>
      </text:list>
      <text:h text:style-name="Heading_20_3" text:outline-level="3"><text:bookmark-start text:name="notas-y-registros"/>Notas y Registros<text:bookmark-end text:name="notas-y-registros"/></text:h>
      <text:list text:style-name="L5">
        <text:list-item>
          <text:p text:style-name="P8"><text:span text:style-name="T1">Fecha:</text:span></text:p>
        </text:list-item>
        <text:list-item>
          <text:p text:style-name="P8"><text:span text:style-name="T1">Facilitador/a:</text:span></text:p>
        </text:list-item>
        <text:list-item>
          <text:p text:style-name="P8"><text:span text:style-name="T1">Asistentes:</text:span></text:p>
        </text:list-item>
        <text:list-item>
          <text:p text:style-name="P8"><text:span text:style-name="T1">Notas:</text:span></text:p>
        </text:list-item>
      </text:list>
      <text:h text:style-name="Heading_20_3" text:outline-level="3"><text:bookmark-start text:name="registro-de-decisión-si-aplica"/>Registro de Decisión (si aplica)<text:bookmark-end text:name="registro-de-decisión-si-aplica"/></text:h>
      <text:list text:style-name="L6">
        <text:list-item>
          <text:p text:style-name="P9"><text:span text:style-name="T1">Tipo de decisión:</text:span> Operativa</text:p>
        </text:list-item>
        <text:list-item>
          <text:p text:style-name="P9"><text:span text:style-name="T1">Autoridad:</text:span> <text:span text:style-name="T2">&lt;titular del rol según la Matriz de Decisión&gt;</text:span></text:p>
        </text:list-item>
        <text:list-item>
          <text:p text:style-name="P9"><text:span text:style-name="T1">Mecanismo / umbral:</text:span> Autoridad delegada</text:p>
        </text:list-item>
        <text:list-item>
          <text:p text:style-name="P9"><text:span text:style-name="T1">Resultado:</text:span> <text:span text:style-name="T2">&lt;qué se decidió&gt;</text:span></text:p>
        </text:list-item>
        <text:list-item>
          <text:p text:style-name="P9"><text:span text:style-name="T1">Fecha de vigencia:</text:span></text:p>
        </text:list-item>
        <text:list-item>
          <text:p text:style-name="P9"><text:span text:style-name="T1">Archivado en:</text:span> <text:span text:style-name="T2">&lt;ubicación&gt;</text:span></text:p>
        </text:list-item>
      </text:list>
      <text:p text:style-name="Horizontal_20_Line"/>
      <text:h text:style-name="Heading_20_2" text:outline-level="2"><text:bookmark-start text:name="tipo-de-reunión-gobernanza"/>Tipo de Reunión: Gobernanza<text:bookmark-end text:name="tipo-de-reunión-gobernanza"/></text:h>
      <text:p text:style-name="First_20_paragraph"><text:span text:style-name="T2">Cláusulas RCOS: </text:span><text:a xlink:type="simple" xlink:href="https://blueprint.ecohubs.community/es/articles/rcos-core/v0-1/layer-5-operations-coordination#72-meeting-system" office:name=""><text:span text:style-name="Definition"><text:span text:style-name="T2">7.2.1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2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3</text:span></text:span></text:a><text:span text:style-name="T2">, </text:span><text:a xlink:type="simple" xlink:href="https://blueprint.ecohubs.community/es/articles/rcos-core/v0-1/layer-5-operations-coordination#76-artifacts" office:name=""><text:span text:style-name="Definition"><text:span text:style-name="T2">7.6.4</text:span></text:span></text:a></text:p>
      <text:p text:style-name="P10"><text:span text:style-name="T1">Justificación — ¿Por qué separar la deliberación de la votación vinculante</text:span></text:p>
      <text:p text:style-name="P10">Si una reunión puede tanto discutir como decidir, quien esté en la sala ese día decide — independientemente del quórum o las reglas de autoridad. Mantener la deliberación separada de la votación vinculante preserva la integridad de la Matriz de Decisión y asegura que los miembros ausentes sigan teniendo voto.</text:p>
      <text:p text:style-name="P11"><text:span text:style-name="T1">Instrucciones — Cómo rellenar esto</text:span></text:p>
      <text:p text:style-name="P11">Esta reunión delibera sobre propuestas activas durante su período de deliberación. La decisión vinculante se toma a través del proceso de gobernanza según la Matriz de Decisión.</text:p>
      <text:list text:style-name="L7">
        <text:list-item>
          <text:p text:style-name="P12"><text:span text:style-name="T1">Propósito:</text:span> Deliberar sobre una propuesta activa durante su período de deliberación.</text:p>
        </text:list-item>
        <text:list-item>
          <text:p text:style-name="P12"><text:span text:style-name="T1">Alcance de decisión:</text:span> Solo deliberación — la decisión vinculante se toma a través del proceso de gobernanza según la Matriz de Decisión.</text:p>
        </text:list-item>
        <text:list-item>
          <text:p text:style-name="P12"><text:span text:style-name="T1">Participantes obligatorios:</text:span> <text:span text:style-name="T2">&lt;todos los Miembros Plenos invitados; el proponente debe estar presente.&gt;</text:span></text:p>
        </text:list-item>
        <text:list-item>
          <text:p text:style-name="P12"><text:span text:style-name="T1">Participantes opcionales:</text:span> <text:span text:style-name="T2">&lt;quién puede observar.&gt;</text:span></text:p>
        </text:list-item>
        <text:list-item>
          <text:p text:style-name="P12"><text:span text:style-name="T1">Cadencia:</text:span> <text:span text:style-name="T2">&lt;según sea necesario durante los períodos de deliberación.&gt;</text:span></text:p>
        </text:list-item>
        <text:list-item>
          <text:p text:style-name="P12"><text:span text:style-name="T1">Límite de duración:</text:span> <text:span text:style-name="T2">&lt;p. ej. 60 minutos máximo.&gt;</text:span></text:p>
        </text:list-item>
        <text:list-item>
          <text:p text:style-name="P12"><text:span text:style-name="T1">Facilitación:</text:span> <text:span text:style-name="T2">&lt;rol de facilitador/a.&gt;</text:span></text:p>
        </text:list-item>
      </text:list>
      <text:h text:style-name="Heading_20_3" text:outline-level="3"><text:bookmark-start text:name="estructura-de-la-agenda-1"/>Estructura de la Agenda<text:bookmark-end text:name="estructura-de-la-agenda-1"/></text:h>
      <text:list text:style-name="L8">
        <text:list-item>
          <text:p text:style-name="P13"><text:span text:style-name="T1">Check-in</text:span> <text:span text:style-name="T2">&lt;duración&gt;</text:span></text:p>
        </text:list-item>
        <text:list-item>
          <text:p text:style-name="P13"><text:span text:style-name="T1">Resumen de la propuesta</text:span> <text:span text:style-name="T2">&lt;duración — el proponente presenta la propuesta: qué cambia, por qué, y alternativas consideradas.&gt;</text:span></text:p>
        </text:list-item>
        <text:list-item>
          <text:p text:style-name="P13"><text:span text:style-name="T1">Preguntas de clarificación</text:span> <text:span text:style-name="T2">&lt;duración — solo preguntas factuales; sin posicionamiento aún.&gt;</text:span></text:p>
        </text:list-item>
        <text:list-item>
          <text:p text:style-name="P13"><text:span text:style-name="T1">Deliberación abierta</text:span> <text:span text:style-name="T2">&lt;duración.&gt;</text:span></text:p>
        </text:list-item>
        <text:list-item>
          <text:p text:style-name="P13"><text:span text:style-name="T1">Resumen de posiciones y próximos pasos</text:span> <text:span text:style-name="T2">&lt;duración — el facilitador/a resume; confirma el calendario de votación.&gt;</text:span></text:p>
        </text:list-item>
      </text:list>
      <text:h text:style-name="Heading_20_3" text:outline-level="3"><text:bookmark-start text:name="notas-y-registros-1"/>Notas y Registros<text:bookmark-end text:name="notas-y-registros-1"/></text:h>
      <text:list text:style-name="L9">
        <text:list-item>
          <text:p text:style-name="P14"><text:span text:style-name="T1">Fecha:</text:span></text:p>
        </text:list-item>
        <text:list-item>
          <text:p text:style-name="P14"><text:span text:style-name="T1">Facilitador/a:</text:span></text:p>
        </text:list-item>
        <text:list-item>
          <text:p text:style-name="P14"><text:span text:style-name="T1">Asistentes:</text:span></text:p>
        </text:list-item>
        <text:list-item>
          <text:p text:style-name="P14"><text:span text:style-name="T1">Notas:</text:span></text:p>
        </text:list-item>
      </text:list>
      <text:h text:style-name="Heading_20_3" text:outline-level="3"><text:bookmark-start text:name="registro-de-decisión"/>Registro de Decisión<text:bookmark-end text:name="registro-de-decisión"/></text:h>
      <text:list text:style-name="L10">
        <text:list-item>
          <text:p text:style-name="P15"><text:span text:style-name="T1">Referencia de propuesta:</text:span> </text:p>
        </text:list-item>
        <text:list-item>
          <text:p text:style-name="P15"><text:span text:style-name="T1">Tipo de decisión:</text:span> <text:span text:style-name="T2">&lt;Estratégica / Constitucional&gt;</text:span></text:p>
        </text:list-item>
        <text:list-item>
          <text:p text:style-name="P15"><text:span text:style-name="T1">Autoridad:</text:span> Miembros Plenos (colectivo)</text:p>
        </text:list-item>
        <text:list-item>
          <text:p text:style-name="P15"><text:span text:style-name="T1">Mecanismo / umbral:</text:span> <text:span text:style-name="T2">&lt;mecanismo de votación + umbral&gt;</text:span></text:p>
        </text:list-item>
        <text:list-item>
          <text:p text:style-name="P15"><text:span text:style-name="T1">Resultado:</text:span> <text:span text:style-name="T2">&lt;Aprobada / Rechazada / Aplazada&gt;</text:span></text:p>
        </text:list-item>
        <text:list-item>
          <text:p text:style-name="P15"><text:span text:style-name="T1">Fecha de vigencia:</text:span></text:p>
        </text:list-item>
        <text:list-item>
          <text:p text:style-name="P15"><text:span text:style-name="T1">Enlace de votación:</text:span></text:p>
        </text:list-item>
      </text:list>
      <text:p text:style-name="Horizontal_20_Line"/>
      <text:h text:style-name="Heading_20_2" text:outline-level="2"><text:bookmark-start text:name="tipo-de-reunión-coordinación-y-alineación"/>Tipo de Reunión: Coordinación y Alineación<text:bookmark-end text:name="tipo-de-reunión-coordinación-y-alineación"/></text:h>
      <text:p text:style-name="First_20_paragraph"><text:span text:style-name="T2">Cláusulas RCOS: </text:span><text:a xlink:type="simple" xlink:href="https://blueprint.ecohubs.community/es/articles/rcos-core/v0-1/layer-5-operations-coordination#72-meeting-system" office:name=""><text:span text:style-name="Definition"><text:span text:style-name="T2">7.2.1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2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3</text:span></text:span></text:a><text:span text:style-name="T2">, </text:span><text:a xlink:type="simple" xlink:href="https://blueprint.ecohubs.community/es/articles/rcos-core/v0-1/layer-5-operations-coordination#76-artifacts" office:name=""><text:span text:style-name="Definition"><text:span text:style-name="T2">7.6.4</text:span></text:span></text:a></text:p>
      <text:p text:style-name="P16"><text:span text:style-name="T1">Justificación — ¿Por qué una reunión de coordinación dedicada</text:span></text:p>
      <text:p text:style-name="P16">Algunos bloqueos abarcan más de un rol y no pueden resolverse en el ritmo regular de Operaciones. Coordinación y Alineación le da al trabajo transversal entre roles su propio espacio — para dependencias, traspasos y prioridades en competencia — para que la reunión semanal no se infle intentando absorberlo todo.</text:p>
      <text:p text:style-name="P17"><text:span text:style-name="T1">Instrucciones — Cómo rellenar esto</text:span></text:p>
      <text:p text:style-name="P17">Usa esta plantilla cuando se necesite coordinación entre roles. Mantén el alcance de decisión solo en Operativo y limita los participantes obligatorios a quienes tengan iniciativas activas.</text:p>
      <text:list text:style-name="L11">
        <text:list-item>
          <text:p text:style-name="P18"><text:span text:style-name="T1">Propósito:</text:span> Sincronizar el trabajo entre roles e iniciativas; detectar dependencias y bloqueos; alinear prioridades.</text:p>
        </text:list-item>
        <text:list-item>
          <text:p text:style-name="P18"><text:span text:style-name="T1">Alcance de decisión:</text:span> Solo decisiones Operativas.</text:p>
        </text:list-item>
        <text:list-item>
          <text:p text:style-name="P18"><text:span text:style-name="T1">Participantes obligatorios:</text:span> </text:p>
        </text:list-item>
        <text:list-item>
          <text:p text:style-name="P18"><text:span text:style-name="T1">Participantes opcionales:</text:span> </text:p>
        </text:list-item>
        <text:list-item>
          <text:p text:style-name="P18"><text:span text:style-name="T1">Cadencia:</text:span> <text:span text:style-name="T2">&lt;mensual o según sea necesario.&gt;</text:span></text:p>
        </text:list-item>
        <text:list-item>
          <text:p text:style-name="P18"><text:span text:style-name="T1">Límite de duración:</text:span> <text:span text:style-name="T2">&lt;p. ej. 60 minutos.&gt;</text:span></text:p>
        </text:list-item>
        <text:list-item>
          <text:p text:style-name="P18"><text:span text:style-name="T1">Facilitación:</text:span> <text:span text:style-name="T2">&lt;facilitador/a; regla de sustitución.&gt;</text:span></text:p>
        </text:list-item>
      </text:list>
      <text:h text:style-name="Heading_20_3" text:outline-level="3"><text:bookmark-start text:name="estructura-de-la-agenda-2"/>Estructura de la Agenda<text:bookmark-end text:name="estructura-de-la-agenda-2"/></text:h>
      <text:list text:style-name="L12">
        <text:list-item>
          <text:p text:style-name="P19"><text:span text:style-name="T1">Check-in</text:span> <text:span text:style-name="T2">&lt;duración&gt;</text:span></text:p>
        </text:list-item>
        <text:list-item>
          <text:p text:style-name="P19"><text:span text:style-name="T1">Actualizaciones de estado de iniciativas</text:span> <text:span text:style-name="T2">&lt;duración&gt;</text:span></text:p>
        </text:list-item>
        <text:list-item>
          <text:p text:style-name="P19"><text:span text:style-name="T1">Bloqueos y dependencias</text:span> <text:span text:style-name="T2">&lt;duración&gt;</text:span></text:p>
        </text:list-item>
        <text:list-item>
          <text:p text:style-name="P19"><text:span text:style-name="T1">Próximos pasos</text:span> <text:span text:style-name="T2">&lt;duración&gt;</text:span></text:p>
        </text:list-item>
      </text:list>
      <text:h text:style-name="Heading_20_3" text:outline-level="3"><text:bookmark-start text:name="notas-y-registros-2"/>Notas y Registros<text:bookmark-end text:name="notas-y-registros-2"/></text:h>
      <text:list text:style-name="L13">
        <text:list-item>
          <text:p text:style-name="P20"><text:span text:style-name="T1">Fecha:</text:span></text:p>
        </text:list-item>
        <text:list-item>
          <text:p text:style-name="P20"><text:span text:style-name="T1">Facilitador/a:</text:span></text:p>
        </text:list-item>
        <text:list-item>
          <text:p text:style-name="P20"><text:span text:style-name="T1">Asistentes:</text:span></text:p>
        </text:list-item>
        <text:list-item>
          <text:p text:style-name="P20"><text:span text:style-name="T1">Notas:</text:span></text:p>
        </text:list-item>
      </text:list>
      <text:p text:style-name="Horizontal_20_Line"/>
      <text:h text:style-name="Heading_20_2" text:outline-level="2"><text:bookmark-start text:name="tipo-de-reunión-reflexión-y-aprendizaje"/>Tipo de Reunión: Reflexión y Aprendizaje<text:bookmark-end text:name="tipo-de-reunión-reflexión-y-aprendizaje"/></text:h>
      <text:p text:style-name="First_20_paragraph"><text:span text:style-name="T2">Cláusulas RCOS: </text:span><text:a xlink:type="simple" xlink:href="https://blueprint.ecohubs.community/es/articles/rcos-core/v0-1/layer-5-operations-coordination#72-meeting-system" office:name=""><text:span text:style-name="Definition"><text:span text:style-name="T2">7.2.1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2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3</text:span></text:span></text:a><text:span text:style-name="T2">, </text:span><text:a xlink:type="simple" xlink:href="https://blueprint.ecohubs.community/es/articles/rcos-core/v0-1/layer-5-operations-coordination#76-artifacts" office:name=""><text:span text:style-name="Definition"><text:span text:style-name="T2">7.6.4</text:span></text:span></text:a></text:p>
      <text:p text:style-name="P21"><text:span text:style-name="T1">Justificación — ¿Por qué darle a la reflexión su propio tipo de reunión</text:span></text:p>
      <text:p text:style-name="P21">La reflexión que ocurre solo cuando hay tiempo no ocurre nunca. Un tipo de reunión con nombre y cadencia definida crea el espacio para mirar atrás — y evita que la retrospección quede aplastada por la urgencia operativa. Sin ella, el Registro de Aprendizajes (Capa 6) permanece vacío y el marco deja de evolucionar.</text:p>
      <text:p text:style-name="P22"><text:span text:style-name="T1">Instrucciones — Cómo rellenar esto</text:span></text:p>
      <text:p text:style-name="P22">Esta reunión revisa el período más reciente y alimenta los aprendizajes al Registro de Aprendizajes (Capa 6) y a la cola de Propuestas Futuras.</text:p>
      <text:list text:style-name="L14">
        <text:list-item>
          <text:p text:style-name="P23"><text:span text:style-name="T1">Propósito:</text:span> Revisar la experiencia, detectar patrones, capturar aprendizajes, retroalimentar el marco con las conclusiones.</text:p>
        </text:list-item>
        <text:list-item>
          <text:p text:style-name="P23"><text:span text:style-name="T1">Alcance de decisión:</text:span> Puede producir propuestas de cambio; no tiene autoridad directa de decisión a menos que esté especificado en la Matriz de Decisión.</text:p>
        </text:list-item>
        <text:list-item>
          <text:p text:style-name="P23"><text:span text:style-name="T1">Participantes obligatorios:</text:span> </text:p>
        </text:list-item>
        <text:list-item>
          <text:p text:style-name="P23"><text:span text:style-name="T1">Cadencia:</text:span> <text:span text:style-name="T2">&lt;trimestral.&gt;</text:span></text:p>
        </text:list-item>
        <text:list-item>
          <text:p text:style-name="P23"><text:span text:style-name="T1">Límite de duración:</text:span> <text:span text:style-name="T2">&lt;p. ej. 90 minutos.&gt;</text:span></text:p>
        </text:list-item>
        <text:list-item>
          <text:p text:style-name="P23"><text:span text:style-name="T1">Facilitación:</text:span> <text:span text:style-name="T2">&lt;rol de facilitador/a.&gt;</text:span></text:p>
        </text:list-item>
      </text:list>
      <text:h text:style-name="Heading_20_3" text:outline-level="3"><text:bookmark-start text:name="estructura-de-la-agenda-3"/>Estructura de la Agenda<text:bookmark-end text:name="estructura-de-la-agenda-3"/></text:h>
      <text:list text:style-name="L15">
        <text:list-item>
          <text:p text:style-name="P24"><text:span text:style-name="T1">Check-in</text:span> <text:span text:style-name="T2">&lt;duración&gt;</text:span></text:p>
        </text:list-item>
        <text:list-item>
          <text:p text:style-name="P24"><text:span text:style-name="T1">Revisión de los aspectos destacados del período</text:span> <text:span text:style-name="T2">&lt;duración&gt;</text:span></text:p>
        </text:list-item>
        <text:list-item>
          <text:p text:style-name="P24"><text:span text:style-name="T1">Qué funcionó bien</text:span> <text:span text:style-name="T2">&lt;duración&gt;</text:span></text:p>
        </text:list-item>
        <text:list-item>
          <text:p text:style-name="P24"><text:span text:style-name="T1">Qué no funcionó / qué haríamos diferente</text:span> <text:span text:style-name="T2">&lt;duración; sin culpas, enfocarse en patrones.&gt;</text:span></text:p>
        </text:list-item>
        <text:list-item>
          <text:p text:style-name="P24"><text:span text:style-name="T1">Aprendizajes a llevar adelante</text:span> <text:span text:style-name="T2">&lt;duración; identificar entradas para el Registro de Aprendizajes.&gt;</text:span></text:p>
        </text:list-item>
        <text:list-item>
          <text:p text:style-name="P24"><text:span text:style-name="T1">Actualizaciones al registro de aprendizajes y propuestas futuras</text:span> <text:span text:style-name="T2">&lt;duración.&gt;</text:span></text:p>
        </text:list-item>
        <text:list-item>
          <text:p text:style-name="P24"><text:span text:style-name="T1">Check-out</text:span> <text:span text:style-name="T2">&lt;duración&gt;</text:span></text:p>
        </text:list-item>
      </text:list>
      <text:h text:style-name="Heading_20_3" text:outline-level="3"><text:bookmark-start text:name="notas-y-registros-3"/>Notas y Registros<text:bookmark-end text:name="notas-y-registros-3"/></text:h>
      <text:list text:style-name="L16">
        <text:list-item>
          <text:p text:style-name="P25"><text:span text:style-name="T1">Fecha:</text:span></text:p>
        </text:list-item>
        <text:list-item>
          <text:p text:style-name="P25"><text:span text:style-name="T1">Facilitador/a:</text:span></text:p>
        </text:list-item>
        <text:list-item>
          <text:p text:style-name="P25"><text:span text:style-name="T1">Asistentes:</text:span></text:p>
        </text:list-item>
        <text:list-item>
          <text:p text:style-name="P25"><text:span text:style-name="T1">Notas:</text:span></text:p>
        </text:list-item>
        <text:list-item>
          <text:p text:style-name="P25"><text:span text:style-name="T1">Entradas en el Registro de Aprendizajes generadas:</text:span> <text:span text:style-name="T2">&lt;lista o </text:span>“<text:span text:style-name="T2">ninguna</text:span>”<text:span text:style-name="T2">&gt;</text:span></text:p>
        </text:list-item>
        <text:list-item>
          <text:p text:style-name="P25"><text:span text:style-name="T1">Propuestas futuras añadidas:</text:span> <text:span text:style-name="T2">&lt;lista o </text:span>“<text:span text:style-name="T2">ninguna</text:span>”<text:span text:style-name="T2">&gt;</text:span></text:p>
        </text:list-item>
      </text:list>
      <text:p text:style-name="Horizontal_20_Line"/>
      <text:h text:style-name="Heading_20_2" text:outline-level="2"><text:bookmark-start text:name="tipo-de-reunión-gestión-de-conflictos"/>Tipo de Reunión: Gestión de Conflictos<text:bookmark-end text:name="tipo-de-reunión-gestión-de-conflictos"/></text:h>
      <text:p text:style-name="First_20_paragraph"><text:span text:style-name="T2">Cláusulas RCOS: </text:span><text:a xlink:type="simple" xlink:href="https://blueprint.ecohubs.community/es/articles/rcos-core/v0-1/layer-5-operations-coordination#72-meeting-system" office:name=""><text:span text:style-name="Definition"><text:span text:style-name="T2">7.2.1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2</text:span></text:span></text:a><text:span text:style-name="T2">, </text:span><text:a xlink:type="simple" xlink:href="https://blueprint.ecohubs.community/es/articles/rcos-core/v0-1/layer-5-operations-coordination#72-meeting-system" office:name=""><text:span text:style-name="Definition"><text:span text:style-name="T2">7.2.3</text:span></text:span></text:a><text:span text:style-name="T2">, </text:span><text:a xlink:type="simple" xlink:href="https://blueprint.ecohubs.community/es/articles/rcos-core/v0-1/layer-5-operations-coordination#76-artifacts" office:name=""><text:span text:style-name="Definition"><text:span text:style-name="T2">7.6.4</text:span></text:span></text:a><text:span text:style-name="T2">; ver también Capa 4 — </text:span><text:a xlink:type="simple" xlink:href="https://blueprint.ecohubs.community/es/articles/rcos-core/v0-1/layer-4-conflict-repair-accountability#62-resolution-pathways" office:name=""><text:span text:style-name="Definition"><text:span text:style-name="T2">Escalera de Resolución de Conflictos</text:span></text:span></text:a></text:p>
      <text:p text:style-name="P26"><text:span text:style-name="T1">Justificación — ¿Por qué un tipo de reunión distinto para conflictos</text:span></text:p>
      <text:p text:style-name="P26">El trabajo con conflictos tiene reglas que otras reuniones no tienen: confidencialidad, selección de Facilitador/a que no depende de la preferencia de las partes, protecciones contra represalias y registros restringidos. Usar la plantilla de Operaciones para una sesión de conflicto violaría silenciosamente todas estas reglas. Una plantilla dedicada hace visible el contenedor diferente desde el primer minuto.</text:p>
      <text:p text:style-name="P27"><text:span text:style-name="T1">Instrucciones — Cómo rellenar esto</text:span></text:p>
      <text:p text:style-name="P27">Usa esta plantilla solo para sesiones facilitadas bajo los Pasos 2–4 de la Escalera de Resolución de Conflictos. Las reglas de privacidad y selección del Facilitador/a están gobernadas por la Capa 4, no por la reunión en sí.</text:p>
      <text:list text:style-name="L17">
        <text:list-item>
          <text:p text:style-name="P28"><text:span text:style-name="T1">Propósito:</text:span> Facilitar la resolución en un paso definido de la escalera (Escalera de Resolución de Conflictos, Pasos 2–4).</text:p>
        </text:list-item>
        <text:list-item>
          <text:p text:style-name="P28"><text:span text:style-name="T1">Alcance de decisión:</text:span> Produce planes de reparación, acuerdos o decisiones de escalamiento; los resultados vinculantes requieren la autoridad definida en la Escalera de Resolución de Conflictos y la Matriz de Decisión.</text:p>
        </text:list-item>
        <text:list-item>
          <text:p text:style-name="P28"><text:span text:style-name="T1">Participantes obligatorios:</text:span> Las partes del conflicto; Facilitador/a asignado/a (según las reglas de selección de la Escalera de Resolución de Conflictos).</text:p>
        </text:list-item>
        <text:list-item>
          <text:p text:style-name="P28"><text:span text:style-name="T1">Participantes opcionales:</text:span> Una persona de apoyo, por consentimiento mutuo por escrito de todas las partes.</text:p>
        </text:list-item>
        <text:list-item>
          <text:p text:style-name="P28"><text:span text:style-name="T1">Cadencia:</text:span> Según sea necesario; se activa por recepción del caso.</text:p>
        </text:list-item>
        <text:list-item>
          <text:p text:style-name="P28"><text:span text:style-name="T1">Límite de duración:</text:span> <text:span text:style-name="T2">&lt;típicamente 60–90 minutos; el Facilitador/a puede extender.&gt;</text:span></text:p>
        </text:list-item>
        <text:list-item>
          <text:p text:style-name="P28"><text:span text:style-name="T1">Facilitación:</text:span> Seleccionado/a según la Escalera de Resolución de Conflictos (Capa 4) — no elegido/a por las partes mismas.</text:p>
        </text:list-item>
      </text:list>
      <text:p text:style-name="P29"><text:span text:style-name="T1">Nota de privacidad:</text:span> Los registros de este tipo de reunión están sujetos a los límites de privacidad y acceso a la información definidos en la Escalera de Resolución de Conflictos (Capa 4). No se publican en el registro general de miembros por defecto.</text:p>
      <text:h text:style-name="Heading_20_3" text:outline-level="3"><text:bookmark-start text:name="estructura-de-la-agenda-4"/>Estructura de la Agenda<text:bookmark-end text:name="estructura-de-la-agenda-4"/></text:h>
      <text:list text:style-name="L18">
        <text:list-item>
          <text:p text:style-name="P30"><text:span text:style-name="T1">Apertura y reglas básicas</text:span> <text:span text:style-name="T2">&lt;duración; consentimiento, confidencialidad, anti-represalias, derecho a pausar.&gt;</text:span></text:p>
        </text:list-item>
        <text:list-item>
          <text:p text:style-name="P30"><text:span text:style-name="T1">Cada parte comparte su perspectiva</text:span> <text:span text:style-name="T2">&lt;sin interrupciones; tiempo igual.&gt;</text:span></text:p>
        </text:list-item>
        <text:list-item>
          <text:p text:style-name="P30"><text:span text:style-name="T1">Verificación de entendimiento compartido</text:span> <text:span text:style-name="T2">&lt;duración.&gt;</text:span></text:p>
        </text:list-item>
        <text:list-item>
          <text:p text:style-name="P30"><text:span text:style-name="T1">Necesidades y peticiones</text:span> <text:span text:style-name="T2">&lt;duración.&gt;</text:span></text:p>
        </text:list-item>
        <text:list-item>
          <text:p text:style-name="P30"><text:span text:style-name="T1">Opciones de reparación o acuerdo</text:span> <text:span text:style-name="T2">&lt;duración.&gt;</text:span></text:p>
        </text:list-item>
        <text:list-item>
          <text:p text:style-name="P30"><text:span text:style-name="T1">Decisión o siguiente paso</text:span> <text:span text:style-name="T2">&lt;duración.&gt;</text:span></text:p>
        </text:list-item>
        <text:list-item>
          <text:p text:style-name="P30"><text:span text:style-name="T1">Documentación</text:span> <text:span text:style-name="T2">&lt;duración; registro según las reglas de privacidad de la Capa 4.&gt;</text:span></text:p>
        </text:list-item>
      </text:list>
      <text:h text:style-name="Heading_20_3" text:outline-level="3"><text:bookmark-start text:name="formato-de-registro"/>Formato de Registro<text:bookmark-end text:name="formato-de-registro"/></text:h>
      <text:p text:style-name="P31">Este registro es confidencial. El acceso está restringido según la Escalera de Resolución de Conflictos (Capa 4).</text:p>
      <text:list text:style-name="L19">
        <text:list-item>
          <text:p text:style-name="P32"><text:span text:style-name="T1">Fecha:</text:span></text:p>
        </text:list-item>
        <text:list-item>
          <text:p text:style-name="P32"><text:span text:style-name="T1">Facilitador/a:</text:span></text:p>
        </text:list-item>
        <text:list-item>
          <text:p text:style-name="P32"><text:span text:style-name="T1">Partes presentes:</text:span></text:p>
        </text:list-item>
        <text:list-item>
          <text:p text:style-name="P32"><text:span text:style-name="T1">Paso de la escalera:</text:span></text:p>
        </text:list-item>
        <text:list-item>
          <text:p text:style-name="P32"><text:span text:style-name="T1">Clase de conflicto:</text:span></text:p>
        </text:list-item>
        <text:list-item>
          <text:p text:style-name="P32"><text:span text:style-name="T1">Resultado:</text:span> <text:span text:style-name="T2">&lt;Acuerdo alcanzado / Escalado al siguiente paso / Aplazado&gt;</text:span></text:p>
        </text:list-item>
        <text:list-item>
          <text:p text:style-name="P32"><text:span text:style-name="T1">Acciones acordadas (si las hay):</text:span></text:p>
        </text:list-item>
        <text:list-item>
          <text:p text:style-name="P32"><text:span text:style-name="T1">Destino de escalamiento (si aplica):</text:span></text:p>
        </text:list-item>
        <text:list-item>
          <text:p text:style-name="P32"><text:span text:style-name="T1">Acceso:</text:span> Solo las partes y el Facilitador/a; se divulga a los Miembros Plenos solo si se escala al paso de gobernanza.</text:p>
        </text:list-item>
      </text:list>
      <text:p text:style-name="Horizontal_20_Line"/>
      <text:h text:style-name="Heading_20_2" text:outline-level="2"><text:bookmark-start text:name="registro-de-ratificación"/>Registro de Ratificación<text:bookmark-end text:name="registro-de-ratificación"/></text:h>
      <text:list text:style-name="L20">
        <text:list-item>
          <text:p text:style-name="P33"><text:span text:style-name="T1">Adoptado:</text:span> </text:p>
        </text:list-item>
        <text:list-item>
          <text:p text:style-name="P33"><text:span text:style-name="T1">Tipo de decisión:</text:span> Estratégica</text:p>
        </text:list-item>
        <text:list-item>
          <text:p text:style-name="P33"><text:span text:style-name="T1">Versión:</text:span> &lt;versión&gt;</text:p>
        </text:list-item>
        <text:list-item>
          <text:p text:style-name="P33"><text:span text:style-name="T1">Registro de decisión:</text:span> &lt;enlace al registro de decisión&gt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6:06Z</meta:creation-date>
    <dc:date>2026-04-29T00:56:06Z</dc:date>
    <meta:user-defined meta:name="title-meta" meta:value-type="string">Plantillas de Reuniones</meta:user-defined>
  </office:meta>
</office:document-meta>
</file>